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21.41pt"/>
    </style:style>
    <style:style style:name="ro1" style:family="table-row">
      <style:table-row-properties style:row-height="13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dpl_0.1" table:style-name="ta1">
        <table:shapes>
          <draw:frame draw:z-index="0" draw:style-name="gr1" draw:text-style-name="P1" svg:width="453.51pt" svg:height="255.09pt" svg:x="321.36pt" svg:y="707.67pt">
            <draw:object draw:notify-on-update-of-ranges="'edpl_0.1'.B57:'edpl_0.1'.B76 'edpl_0.1'.C56:'edpl_0.1'.C56 'edpl_0.1'.C57:'edpl_0.1'.C76 'edpl_0.1'.D56:'edpl_0.1'.D56 'edpl_0.1'.D57:'edpl_0.1'.D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umulated Value</text:p>
          </table:table-cell>
          <table:table-cell office:value-type="string" calcext:value-type="string">
            <text:p>Accumulated Percentag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[0, 0.005)</text:p>
          </table:table-cell>
          <table:table-cell office:value-type="float" office:value="561" calcext:value-type="float">
            <text:p>561</text:p>
          </table:table-cell>
          <table:table-cell office:value-type="float" office:value="0.863077" calcext:value-type="float">
            <text:p>0.863077</text:p>
          </table:table-cell>
          <table:table-cell office:value-type="float" office:value="561" calcext:value-type="float">
            <text:p>561</text:p>
          </table:table-cell>
          <table:table-cell office:value-type="float" office:value="0.863077" calcext:value-type="float">
            <text:p>0.8630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[0.005, 0.01)</text:p>
          </table:table-cell>
          <table:table-cell office:value-type="float" office:value="44" calcext:value-type="float">
            <text:p>44</text:p>
          </table:table-cell>
          <table:table-cell office:value-type="float" office:value="0.0676923" calcext:value-type="float">
            <text:p>0.0676923</text:p>
          </table:table-cell>
          <table:table-cell office:value-type="float" office:value="605" calcext:value-type="float">
            <text:p>605</text:p>
          </table:table-cell>
          <table:table-cell office:value-type="float" office:value="0.930769" calcext:value-type="float">
            <text:p>0.9307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[0.01, 0.015)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618" calcext:value-type="float">
            <text:p>618</text:p>
          </table:table-cell>
          <table:table-cell office:value-type="float" office:value="0.950769" calcext:value-type="float">
            <text:p>0.9507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[0.015, 0.02)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[0.02, 0.02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28" calcext:value-type="float">
            <text:p>628</text:p>
          </table:table-cell>
          <table:table-cell office:value-type="float" office:value="0.966154" calcext:value-type="float">
            <text:p>0.9661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[0.025, 0.03)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[0.03, 0.03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8" calcext:value-type="float">
            <text:p>638</text:p>
          </table:table-cell>
          <table:table-cell office:value-type="float" office:value="0.981538" calcext:value-type="float">
            <text:p>0.9815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[0.035, 0.04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40" calcext:value-type="float">
            <text:p>640</text:p>
          </table:table-cell>
          <table:table-cell office:value-type="float" office:value="0.984615" calcext:value-type="float">
            <text:p>0.9846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[0.04, 0.045)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43" calcext:value-type="float">
            <text:p>643</text:p>
          </table:table-cell>
          <table:table-cell office:value-type="float" office:value="0.989231" calcext:value-type="float">
            <text:p>0.9892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0.045, 0.0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[0.05, 0.05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[0.055, 0.06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6" calcext:value-type="float">
            <text:p>0.06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[0.06, 0.065)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47" calcext:value-type="float">
            <text:p>647</text:p>
          </table:table-cell>
          <table:table-cell office:value-type="float" office:value="0.995385" calcext:value-type="float">
            <text:p>0.99538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[0.065, 0.07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8" calcext:value-type="float">
            <text:p>648</text:p>
          </table:table-cell>
          <table:table-cell office:value-type="float" office:value="0.996923" calcext:value-type="float">
            <text:p>0.9969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[0.07, 0.07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.996923" calcext:value-type="float">
            <text:p>0.99692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[0.075, 0.08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9" calcext:value-type="float">
            <text:p>649</text:p>
          </table:table-cell>
          <table:table-cell office:value-type="float" office:value="0.998462" calcext:value-type="float">
            <text:p>0.99846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[0.08, 0.08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.998462" calcext:value-type="float">
            <text:p>0.9984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[0.085, 0.0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.998462" calcext:value-type="float">
            <text:p>0.998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[0.09, 0.09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.998462" calcext:value-type="float">
            <text:p>0.99846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[0.095, 0.1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umulated Value</text:p>
          </table:table-cell>
          <table:table-cell office:value-type="string" calcext:value-type="string">
            <text:p>Accumulated Percentag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[0, 0.005)</text:p>
          </table:table-cell>
          <table:table-cell office:value-type="float" office:value="474" calcext:value-type="float">
            <text:p>474</text:p>
          </table:table-cell>
          <table:table-cell office:value-type="float" office:value="0.729231" calcext:value-type="float">
            <text:p>0.729231</text:p>
          </table:table-cell>
          <table:table-cell office:value-type="float" office:value="474" calcext:value-type="float">
            <text:p>474</text:p>
          </table:table-cell>
          <table:table-cell office:value-type="float" office:value="0.729231" calcext:value-type="float">
            <text:p>0.7292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[0.005, 0.01)</text:p>
          </table:table-cell>
          <table:table-cell office:value-type="float" office:value="81" calcext:value-type="float">
            <text:p>81</text:p>
          </table:table-cell>
          <table:table-cell office:value-type="float" office:value="0.124615" calcext:value-type="float">
            <text:p>0.124615</text:p>
          </table:table-cell>
          <table:table-cell office:value-type="float" office:value="555" calcext:value-type="float">
            <text:p>555</text:p>
          </table:table-cell>
          <table:table-cell office:value-type="float" office:value="0.853846" calcext:value-type="float">
            <text:p>0.8538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[0.01, 0.015)</text:p>
          </table:table-cell>
          <table:table-cell office:value-type="float" office:value="33" calcext:value-type="float">
            <text:p>33</text:p>
          </table:table-cell>
          <table:table-cell office:value-type="float" office:value="0.0507692" calcext:value-type="float">
            <text:p>0.0507692</text:p>
          </table:table-cell>
          <table:table-cell office:value-type="float" office:value="588" calcext:value-type="float">
            <text:p>588</text:p>
          </table:table-cell>
          <table:table-cell office:value-type="float" office:value="0.904615" calcext:value-type="float">
            <text:p>0.9046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[0.015, 0.02)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610" calcext:value-type="float">
            <text:p>610</text:p>
          </table:table-cell>
          <table:table-cell office:value-type="float" office:value="0.938462" calcext:value-type="float">
            <text:p>0.9384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[0.02, 0.025)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17" calcext:value-type="float">
            <text:p>617</text:p>
          </table:table-cell>
          <table:table-cell office:value-type="float" office:value="0.949231" calcext:value-type="float">
            <text:p>0.9492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[0.025, 0.03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621" calcext:value-type="float">
            <text:p>621</text:p>
          </table:table-cell>
          <table:table-cell office:value-type="float" office:value="0.955385" calcext:value-type="float">
            <text:p>0.9553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[0.03, 0.035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625" calcext:value-type="float">
            <text:p>625</text:p>
          </table:table-cell>
          <table:table-cell office:value-type="float" office:value="0.961538" calcext:value-type="float">
            <text:p>0.9615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[0.035, 0.04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26" calcext:value-type="float">
            <text:p>626</text:p>
          </table:table-cell>
          <table:table-cell office:value-type="float" office:value="0.963077" calcext:value-type="float">
            <text:p>0.96307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[0.04, 0.04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0.045, 0.0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29" calcext:value-type="float">
            <text:p>629</text:p>
          </table:table-cell>
          <table:table-cell office:value-type="float" office:value="0.967692" calcext:value-type="float">
            <text:p>0.9676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[0.05, 0.05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1" calcext:value-type="float">
            <text:p>631</text:p>
          </table:table-cell>
          <table:table-cell office:value-type="float" office:value="0.970769" calcext:value-type="float">
            <text:p>0.97076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[0.055, 0.06)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6" calcext:value-type="float">
            <text:p>0.06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[0.06, 0.06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8" calcext:value-type="float">
            <text:p>638</text:p>
          </table:table-cell>
          <table:table-cell office:value-type="float" office:value="0.981538" calcext:value-type="float">
            <text:p>0.98153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[0.065, 0.07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40" calcext:value-type="float">
            <text:p>640</text:p>
          </table:table-cell>
          <table:table-cell office:value-type="float" office:value="0.984615" calcext:value-type="float">
            <text:p>0.9846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[0.07, 0.07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42" calcext:value-type="float">
            <text:p>642</text:p>
          </table:table-cell>
          <table:table-cell office:value-type="float" office:value="0.987692" calcext:value-type="float">
            <text:p>0.98769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[0.075, 0.08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3" calcext:value-type="float">
            <text:p>643</text:p>
          </table:table-cell>
          <table:table-cell office:value-type="float" office:value="0.989231" calcext:value-type="float">
            <text:p>0.9892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[0.08, 0.08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[0.085, 0.09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5" calcext:value-type="float">
            <text:p>645</text:p>
          </table:table-cell>
          <table:table-cell office:value-type="float" office:value="0.992308" calcext:value-type="float">
            <text:p>0.99230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[0.09, 0.09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.992308" calcext:value-type="float">
            <text:p>0.99230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[0.095, 0.1)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4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&gt;=&quot; &amp; [.A57]" office:value-type="string" office:string-value="&gt;=0" calcext:value-type="string">
            <text:p>&gt;=0</text:p>
          </table:table-cell>
          <table:table-cell office:value-type="float" office:value="561" calcext:value-type="float">
            <text:p>561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2">
          <table:table-cell office:value-type="float" office:value="0.005" calcext:value-type="float">
            <text:p>0.005</text:p>
          </table:table-cell>
          <table:table-cell table:formula="of:=&quot;&gt;=&quot; &amp; [.A58]" office:value-type="string" office:string-value="&gt;=0.005" calcext:value-type="string">
            <text:p>&gt;=0.00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&quot;&gt;=&quot; &amp; [.A59]" office:value-type="string" office:string-value="&gt;=0.01" calcext:value-type="string">
            <text:p>&gt;=0.0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0.015" calcext:value-type="float">
            <text:p>0.015</text:p>
          </table:table-cell>
          <table:table-cell table:formula="of:=&quot;&gt;=&quot; &amp; [.A60]" office:value-type="string" office:string-value="&gt;=0.015" calcext:value-type="string">
            <text:p>&gt;=0.0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0.02" calcext:value-type="float">
            <text:p>0.02</text:p>
          </table:table-cell>
          <table:table-cell table:formula="of:=&quot;&gt;=&quot; &amp; [.A61]" office:value-type="string" office:string-value="&gt;=0.02" calcext:value-type="string">
            <text:p>&gt;=0.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table:formula="of:=&quot;&gt;=&quot; &amp; [.A62]" office:value-type="string" office:string-value="&gt;=0.025" calcext:value-type="string">
            <text:p>&gt;=0.0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0.03" calcext:value-type="float">
            <text:p>0.03</text:p>
          </table:table-cell>
          <table:table-cell table:formula="of:=&quot;&gt;=&quot; &amp; [.A63]" office:value-type="string" office:string-value="&gt;=0.03" calcext:value-type="string">
            <text:p>&gt;=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0.035" calcext:value-type="float">
            <text:p>0.035</text:p>
          </table:table-cell>
          <table:table-cell table:formula="of:=&quot;&gt;=&quot; &amp; [.A64]" office:value-type="string" office:string-value="&gt;=0.035" calcext:value-type="string">
            <text:p>&gt;=0.0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4" calcext:value-type="float">
            <text:p>0.04</text:p>
          </table:table-cell>
          <table:table-cell table:formula="of:=&quot;&gt;=&quot; &amp; [.A65]" office:value-type="string" office:string-value="&gt;=0.04" calcext:value-type="string">
            <text:p>&gt;=0.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45" calcext:value-type="float">
            <text:p>0.045</text:p>
          </table:table-cell>
          <table:table-cell table:formula="of:=&quot;&gt;=&quot; &amp; [.A66]" office:value-type="string" office:string-value="&gt;=0.045" calcext:value-type="string">
            <text:p>&gt;=0.0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5" calcext:value-type="float">
            <text:p>0.05</text:p>
          </table:table-cell>
          <table:table-cell table:formula="of:=&quot;&gt;=&quot; &amp; [.A67]" office:value-type="string" office:string-value="&gt;=0.05" calcext:value-type="string">
            <text:p>&gt;=0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55" calcext:value-type="float">
            <text:p>0.055</text:p>
          </table:table-cell>
          <table:table-cell table:formula="of:=&quot;&gt;=&quot; &amp; [.A68]" office:value-type="string" office:string-value="&gt;=0.055" calcext:value-type="string">
            <text:p>&gt;=0.0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0.06" calcext:value-type="float">
            <text:p>0.06</text:p>
          </table:table-cell>
          <table:table-cell table:formula="of:=&quot;&gt;=&quot; &amp; [.A69]" office:value-type="string" office:string-value="&gt;=0.06" calcext:value-type="string">
            <text:p>&gt;=0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65" calcext:value-type="float">
            <text:p>0.065</text:p>
          </table:table-cell>
          <table:table-cell table:formula="of:=&quot;&gt;=&quot; &amp; [.A70]" office:value-type="string" office:string-value="&gt;=0.065" calcext:value-type="string">
            <text:p>&gt;=0.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7" calcext:value-type="float">
            <text:p>0.07</text:p>
          </table:table-cell>
          <table:table-cell table:formula="of:=&quot;&gt;=&quot; &amp; [.A71]" office:value-type="string" office:string-value="&gt;=0.07" calcext:value-type="string">
            <text:p>&gt;=0.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75" calcext:value-type="float">
            <text:p>0.075</text:p>
          </table:table-cell>
          <table:table-cell table:formula="of:=&quot;&gt;=&quot; &amp; [.A72]" office:value-type="string" office:string-value="&gt;=0.075" calcext:value-type="string">
            <text:p>&gt;=0.0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8" calcext:value-type="float">
            <text:p>0.08</text:p>
          </table:table-cell>
          <table:table-cell table:formula="of:=&quot;&gt;=&quot; &amp; [.A73]" office:value-type="string" office:string-value="&gt;=0.08" calcext:value-type="string">
            <text:p>&gt;=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85" calcext:value-type="float">
            <text:p>0.085</text:p>
          </table:table-cell>
          <table:table-cell table:formula="of:=&quot;&gt;=&quot; &amp; [.A74]" office:value-type="string" office:string-value="&gt;=0.085" calcext:value-type="string">
            <text:p>&gt;=0.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9" calcext:value-type="float">
            <text:p>0.09</text:p>
          </table:table-cell>
          <table:table-cell table:formula="of:=&quot;&gt;=&quot; &amp; [.A75]" office:value-type="string" office:string-value="&gt;=0.09" calcext:value-type="string">
            <text:p>&gt;=0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formula="of:=&quot;&gt;=&quot; &amp; [.A76]" office:value-type="string" office:string-value="&gt;=0.095" calcext:value-type="string">
            <text:p>&gt;=0.0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edpl_0.05" table:style-name="ta1">
        <table:shapes>
          <draw:frame draw:z-index="0" draw:style-name="gr1" draw:text-style-name="P1" svg:width="453.51pt" svg:height="255.09pt" svg:x="297.1pt" svg:y="694.03pt">
            <draw:object draw:notify-on-update-of-ranges="'edpl_0.05'.B56:'edpl_0.05'.B75 'edpl_0.05'.C55:'edpl_0.05'.C55 'edpl_0.05'.C56:'edpl_0.05'.C75 'edpl_0.05'.D55:'edpl_0.05'.D55 'edpl_0.05'.D56:'edpl_0.05'.D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long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umulated Value</text:p>
          </table:table-cell>
          <table:table-cell office:value-type="string" calcext:value-type="string">
            <text:p>Accumulated Percentag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[0, 0.0025)</text:p>
          </table:table-cell>
          <table:table-cell office:value-type="float" office:value="509" calcext:value-type="float">
            <text:p>509</text:p>
          </table:table-cell>
          <table:table-cell office:value-type="float" office:value="0.783077" calcext:value-type="float">
            <text:p>0.783077</text:p>
          </table:table-cell>
          <table:table-cell office:value-type="float" office:value="509" calcext:value-type="float">
            <text:p>509</text:p>
          </table:table-cell>
          <table:table-cell office:value-type="float" office:value="0.783077" calcext:value-type="float">
            <text:p>0.7830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[0.0025, 0.005)</text:p>
          </table:table-cell>
          <table:table-cell office:value-type="float" office:value="52" calcext:value-type="float">
            <text:p>52</text:p>
          </table:table-cell>
          <table:table-cell office:value-type="float" office:value="0.08" calcext:value-type="float">
            <text:p>0.08</text:p>
          </table:table-cell>
          <table:table-cell office:value-type="float" office:value="561" calcext:value-type="float">
            <text:p>561</text:p>
          </table:table-cell>
          <table:table-cell office:value-type="float" office:value="0.863077" calcext:value-type="float">
            <text:p>0.8630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[0.005, 0.0075)</text:p>
          </table:table-cell>
          <table:table-cell office:value-type="float" office:value="27" calcext:value-type="float">
            <text:p>27</text:p>
          </table:table-cell>
          <table:table-cell office:value-type="float" office:value="0.0415385" calcext:value-type="float">
            <text:p>0.0415385</text:p>
          </table:table-cell>
          <table:table-cell office:value-type="float" office:value="588" calcext:value-type="float">
            <text:p>588</text:p>
          </table:table-cell>
          <table:table-cell office:value-type="float" office:value="0.904615" calcext:value-type="float">
            <text:p>0.9046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[0.0075, 0.01)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605" calcext:value-type="float">
            <text:p>605</text:p>
          </table:table-cell>
          <table:table-cell office:value-type="float" office:value="0.930769" calcext:value-type="float">
            <text:p>0.9307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[0.01, 0.0125)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614" calcext:value-type="float">
            <text:p>614</text:p>
          </table:table-cell>
          <table:table-cell office:value-type="float" office:value="0.944615" calcext:value-type="float">
            <text:p>0.9446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[0.0125, 0.015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618" calcext:value-type="float">
            <text:p>618</text:p>
          </table:table-cell>
          <table:table-cell office:value-type="float" office:value="0.950769" calcext:value-type="float">
            <text:p>0.9507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[0.015, 0.0175)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23" calcext:value-type="float">
            <text:p>623</text:p>
          </table:table-cell>
          <table:table-cell office:value-type="float" office:value="0.958462" calcext:value-type="float">
            <text:p>0.9584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[0.0175, 0.02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[0.02, 0.022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28" calcext:value-type="float">
            <text:p>628</text:p>
          </table:table-cell>
          <table:table-cell office:value-type="float" office:value="0.966154" calcext:value-type="float">
            <text:p>0.96615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[0.0225, 0.02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966154" calcext:value-type="float">
            <text:p>0.9661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[0.025, 0.0275)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34" calcext:value-type="float">
            <text:p>634</text:p>
          </table:table-cell>
          <table:table-cell office:value-type="float" office:value="0.975385" calcext:value-type="float">
            <text:p>0.97538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[0.0275, 0.03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[0.03, 0.032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8" calcext:value-type="float">
            <text:p>638</text:p>
          </table:table-cell>
          <table:table-cell office:value-type="float" office:value="0.981538" calcext:value-type="float">
            <text:p>0.98153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[0.0325, 0.03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.981538" calcext:value-type="float">
            <text:p>0.98153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5" calcext:value-type="float">
            <text:p>0.0375</text:p>
          </table:table-cell>
          <table:table-cell office:value-type="string" calcext:value-type="string">
            <text:p>[0.035, 0.037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[0.0375, 0.04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0" calcext:value-type="float">
            <text:p>640</text:p>
          </table:table-cell>
          <table:table-cell office:value-type="float" office:value="0.984615" calcext:value-type="float">
            <text:p>0.9846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.0425" calcext:value-type="float">
            <text:p>0.0425</text:p>
          </table:table-cell>
          <table:table-cell office:value-type="string" calcext:value-type="string">
            <text:p>[0.04, 0.042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42" calcext:value-type="float">
            <text:p>642</text:p>
          </table:table-cell>
          <table:table-cell office:value-type="float" office:value="0.987692" calcext:value-type="float">
            <text:p>0.98769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[0.0425, 0.04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3" calcext:value-type="float">
            <text:p>643</text:p>
          </table:table-cell>
          <table:table-cell office:value-type="float" office:value="0.989231" calcext:value-type="float">
            <text:p>0.98923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5" calcext:value-type="float">
            <text:p>0.0475</text:p>
          </table:table-cell>
          <table:table-cell office:value-type="string" calcext:value-type="string">
            <text:p>[0.045, 0.047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0.0475, 0.05)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umulated Value</text:p>
          </table:table-cell>
          <table:table-cell office:value-type="string" calcext:value-type="string">
            <text:p>Accumulated Percentag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[0, 0.0025)</text:p>
          </table:table-cell>
          <table:table-cell office:value-type="float" office:value="407" calcext:value-type="float">
            <text:p>407</text:p>
          </table:table-cell>
          <table:table-cell office:value-type="float" office:value="0.626154" calcext:value-type="float">
            <text:p>0.626154</text:p>
          </table:table-cell>
          <table:table-cell office:value-type="float" office:value="407" calcext:value-type="float">
            <text:p>407</text:p>
          </table:table-cell>
          <table:table-cell office:value-type="float" office:value="0.626154" calcext:value-type="float">
            <text:p>0.6261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[0.0025, 0.005)</text:p>
          </table:table-cell>
          <table:table-cell office:value-type="float" office:value="67" calcext:value-type="float">
            <text:p>67</text:p>
          </table:table-cell>
          <table:table-cell office:value-type="float" office:value="0.103077" calcext:value-type="float">
            <text:p>0.103077</text:p>
          </table:table-cell>
          <table:table-cell office:value-type="float" office:value="474" calcext:value-type="float">
            <text:p>474</text:p>
          </table:table-cell>
          <table:table-cell office:value-type="float" office:value="0.729231" calcext:value-type="float">
            <text:p>0.7292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[0.005, 0.0075)</text:p>
          </table:table-cell>
          <table:table-cell office:value-type="float" office:value="59" calcext:value-type="float">
            <text:p>59</text:p>
          </table:table-cell>
          <table:table-cell office:value-type="float" office:value="0.0907692" calcext:value-type="float">
            <text:p>0.0907692</text:p>
          </table:table-cell>
          <table:table-cell office:value-type="float" office:value="533" calcext:value-type="float">
            <text:p>533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[0.0075, 0.01)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555" calcext:value-type="float">
            <text:p>555</text:p>
          </table:table-cell>
          <table:table-cell office:value-type="float" office:value="0.853846" calcext:value-type="float">
            <text:p>0.85384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[0.01, 0.0125)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576" calcext:value-type="float">
            <text:p>576</text:p>
          </table:table-cell>
          <table:table-cell office:value-type="float" office:value="0.886154" calcext:value-type="float">
            <text:p>0.8861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[0.0125, 0.015)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588" calcext:value-type="float">
            <text:p>588</text:p>
          </table:table-cell>
          <table:table-cell office:value-type="float" office:value="0.904615" calcext:value-type="float">
            <text:p>0.9046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[0.015, 0.0175)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[0.0175, 0.02)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10" calcext:value-type="float">
            <text:p>610</text:p>
          </table:table-cell>
          <table:table-cell office:value-type="float" office:value="0.938462" calcext:value-type="float">
            <text:p>0.9384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[0.02, 0.0225)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15" calcext:value-type="float">
            <text:p>615</text:p>
          </table:table-cell>
          <table:table-cell office:value-type="float" office:value="0.946154" calcext:value-type="float">
            <text:p>0.94615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[0.0225, 0.02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17" calcext:value-type="float">
            <text:p>617</text:p>
          </table:table-cell>
          <table:table-cell office:value-type="float" office:value="0.949231" calcext:value-type="float">
            <text:p>0.9492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[0.025, 0.027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18" calcext:value-type="float">
            <text:p>618</text:p>
          </table:table-cell>
          <table:table-cell office:value-type="float" office:value="0.950769" calcext:value-type="float">
            <text:p>0.95076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[0.0275, 0.03)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21" calcext:value-type="float">
            <text:p>621</text:p>
          </table:table-cell>
          <table:table-cell office:value-type="float" office:value="0.955385" calcext:value-type="float">
            <text:p>0.95538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[0.03, 0.032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23" calcext:value-type="float">
            <text:p>623</text:p>
          </table:table-cell>
          <table:table-cell office:value-type="float" office:value="0.958462" calcext:value-type="float">
            <text:p>0.95846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[0.0325, 0.035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25" calcext:value-type="float">
            <text:p>625</text:p>
          </table:table-cell>
          <table:table-cell office:value-type="float" office:value="0.961538" calcext:value-type="float">
            <text:p>0.96153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5" calcext:value-type="float">
            <text:p>0.0375</text:p>
          </table:table-cell>
          <table:table-cell office:value-type="string" calcext:value-type="string">
            <text:p>[0.035, 0.037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.961538" calcext:value-type="float">
            <text:p>0.96153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[0.0375, 0.04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26" calcext:value-type="float">
            <text:p>626</text:p>
          </table:table-cell>
          <table:table-cell office:value-type="float" office:value="0.963077" calcext:value-type="float">
            <text:p>0.96307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.0425" calcext:value-type="float">
            <text:p>0.0425</text:p>
          </table:table-cell>
          <table:table-cell office:value-type="string" calcext:value-type="string">
            <text:p>[0.04, 0.042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0.963077" calcext:value-type="float">
            <text:p>0.96307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[0.0425, 0.045)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5" calcext:value-type="float">
            <text:p>0.0475</text:p>
          </table:table-cell>
          <table:table-cell office:value-type="string" calcext:value-type="string">
            <text:p>[0.045, 0.047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0.0475, 0.05)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4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 &quot;&gt;=&quot; &amp; [.A56]" office:value-type="string" office:string-value="&gt;=0" calcext:value-type="string">
            <text:p>&gt;=0</text:p>
          </table:table-cell>
          <table:table-cell office:value-type="float" office:value="509" calcext:value-type="float">
            <text:p>509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2">
          <table:table-cell office:value-type="float" office:value="0.0025" calcext:value-type="float">
            <text:p>0.0025</text:p>
          </table:table-cell>
          <table:table-cell table:formula="of:= &quot;&gt;=&quot; &amp; [.A57]" office:value-type="string" office:string-value="&gt;=0.0025" calcext:value-type="string">
            <text:p>&gt;=0.0025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float" office:value="0.005" calcext:value-type="float">
            <text:p>0.005</text:p>
          </table:table-cell>
          <table:table-cell table:formula="of:= &quot;&gt;=&quot; &amp; [.A58]" office:value-type="string" office:string-value="&gt;=0.005" calcext:value-type="string">
            <text:p>&gt;=0.00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float" office:value="0.0075" calcext:value-type="float">
            <text:p>0.0075</text:p>
          </table:table-cell>
          <table:table-cell table:formula="of:= &quot;&gt;=&quot; &amp; [.A59]" office:value-type="string" office:string-value="&gt;=0.0075" calcext:value-type="string">
            <text:p>&gt;=0.00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 &quot;&gt;=&quot; &amp; [.A60]" office:value-type="string" office:string-value="&gt;=0.01" calcext:value-type="string">
            <text:p>&gt;=0.0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0.0125" calcext:value-type="float">
            <text:p>0.0125</text:p>
          </table:table-cell>
          <table:table-cell table:formula="of:= &quot;&gt;=&quot; &amp; [.A61]" office:value-type="string" office:string-value="&gt;=0.0125" calcext:value-type="string">
            <text:p>&gt;=0.01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0.015" calcext:value-type="float">
            <text:p>0.015</text:p>
          </table:table-cell>
          <table:table-cell table:formula="of:= &quot;&gt;=&quot; &amp; [.A62]" office:value-type="string" office:string-value="&gt;=0.015" calcext:value-type="string">
            <text:p>&gt;=0.0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0.0175" calcext:value-type="float">
            <text:p>0.0175</text:p>
          </table:table-cell>
          <table:table-cell table:formula="of:= &quot;&gt;=&quot; &amp; [.A63]" office:value-type="string" office:string-value="&gt;=0.0175" calcext:value-type="string">
            <text:p>&gt;=0.01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0.02" calcext:value-type="float">
            <text:p>0.02</text:p>
          </table:table-cell>
          <table:table-cell table:formula="of:= &quot;&gt;=&quot; &amp; [.A64]" office:value-type="string" office:string-value="&gt;=0.02" calcext:value-type="string">
            <text:p>&gt;=0.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0.0225" calcext:value-type="float">
            <text:p>0.0225</text:p>
          </table:table-cell>
          <table:table-cell table:formula="of:= &quot;&gt;=&quot; &amp; [.A65]" office:value-type="string" office:string-value="&gt;=0.0225" calcext:value-type="string">
            <text:p>&gt;=0.0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table:formula="of:= &quot;&gt;=&quot; &amp; [.A66]" office:value-type="string" office:string-value="&gt;=0.025" calcext:value-type="string">
            <text:p>&gt;=0.0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table:formula="of:= &quot;&gt;=&quot; &amp; [.A67]" office:value-type="string" office:string-value="&gt;=0.0275" calcext:value-type="string">
            <text:p>&gt;=0.02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0.03" calcext:value-type="float">
            <text:p>0.03</text:p>
          </table:table-cell>
          <table:table-cell table:formula="of:= &quot;&gt;=&quot; &amp; [.A68]" office:value-type="string" office:string-value="&gt;=0.03" calcext:value-type="string">
            <text:p>&gt;=0.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325" calcext:value-type="float">
            <text:p>0.0325</text:p>
          </table:table-cell>
          <table:table-cell table:formula="of:= &quot;&gt;=&quot; &amp; [.A69]" office:value-type="string" office:string-value="&gt;=0.0325" calcext:value-type="string">
            <text:p>&gt;=0.0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0.035" calcext:value-type="float">
            <text:p>0.035</text:p>
          </table:table-cell>
          <table:table-cell table:formula="of:= &quot;&gt;=&quot; &amp; [.A70]" office:value-type="string" office:string-value="&gt;=0.035" calcext:value-type="string">
            <text:p>&gt;=0.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0.0375" calcext:value-type="float">
            <text:p>0.0375</text:p>
          </table:table-cell>
          <table:table-cell table:formula="of:= &quot;&gt;=&quot; &amp; [.A71]" office:value-type="string" office:string-value="&gt;=0.0375" calcext:value-type="string">
            <text:p>&gt;=0.0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4" calcext:value-type="float">
            <text:p>0.04</text:p>
          </table:table-cell>
          <table:table-cell table:formula="of:= &quot;&gt;=&quot; &amp; [.A72]" office:value-type="string" office:string-value="&gt;=0.04" calcext:value-type="string">
            <text:p>&gt;=0.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0.0425" calcext:value-type="float">
            <text:p>0.0425</text:p>
          </table:table-cell>
          <table:table-cell table:formula="of:= &quot;&gt;=&quot; &amp; [.A73]" office:value-type="string" office:string-value="&gt;=0.0425" calcext:value-type="string">
            <text:p>&gt;=0.04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.045" calcext:value-type="float">
            <text:p>0.045</text:p>
          </table:table-cell>
          <table:table-cell table:formula="of:= &quot;&gt;=&quot; &amp; [.A74]" office:value-type="string" office:string-value="&gt;=0.045" calcext:value-type="string">
            <text:p>&gt;=0.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0.0475" calcext:value-type="float">
            <text:p>0.0475</text:p>
          </table:table-cell>
          <table:table-cell table:formula="of:= &quot;&gt;=&quot; &amp; [.A75]" office:value-type="string" office:string-value="&gt;=0.0475" calcext:value-type="string">
            <text:p>&gt;=0.047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</table:table>
      <table:table table:name="edpl_0.01" table:style-name="ta1">
        <table:shapes>
          <draw:frame draw:z-index="0" draw:style-name="gr1" draw:text-style-name="P1" svg:width="453.51pt" svg:height="255.09pt" svg:x="302.57pt" svg:y="712.83pt">
            <draw:object draw:notify-on-update-of-ranges="'edpl_0.01'.B55:'edpl_0.01'.B74 'edpl_0.01'.C54:'edpl_0.01'.C54 'edpl_0.01'.C55:'edpl_0.01'.C74 'edpl_0.01'.D54:'edpl_0.01'.D54 'edpl_0.01'.D55:'edpl_0.01'.D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long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umulated Value</text:p>
          </table:table-cell>
          <table:table-cell office:value-type="string" calcext:value-type="string">
            <text:p>Accumulated Percentag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[0, 0.0005)</text:p>
          </table:table-cell>
          <table:table-cell office:value-type="float" office:value="405" calcext:value-type="float">
            <text:p>405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405" calcext:value-type="float">
            <text:p>405</text:p>
          </table:table-cell>
          <table:table-cell office:value-type="float" office:value="0.623077" calcext:value-type="float">
            <text:p>0.6230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[0.0005, 0.001)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446" calcext:value-type="float">
            <text:p>446</text:p>
          </table:table-cell>
          <table:table-cell office:value-type="float" office:value="0.686154" calcext:value-type="float">
            <text:p>0.6861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[0.001, 0.0015)</text:p>
          </table:table-cell>
          <table:table-cell office:value-type="float" office:value="31" calcext:value-type="float">
            <text:p>31</text:p>
          </table:table-cell>
          <table:table-cell office:value-type="float" office:value="0.0476923" calcext:value-type="float">
            <text:p>0.0476923</text:p>
          </table:table-cell>
          <table:table-cell office:value-type="float" office:value="477" calcext:value-type="float">
            <text:p>477</text:p>
          </table:table-cell>
          <table:table-cell office:value-type="float" office:value="0.733846" calcext:value-type="float">
            <text:p>0.7338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[0.0015, 0.002)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494" calcext:value-type="float">
            <text:p>494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[0.002, 0.0025)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509" calcext:value-type="float">
            <text:p>509</text:p>
          </table:table-cell>
          <table:table-cell office:value-type="float" office:value="0.783077" calcext:value-type="float">
            <text:p>0.7830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[0.0025, 0.003)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518" calcext:value-type="float">
            <text:p>518</text:p>
          </table:table-cell>
          <table:table-cell office:value-type="float" office:value="0.796923" calcext:value-type="float">
            <text:p>0.7969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[0.003, 0.0035)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537" calcext:value-type="float">
            <text:p>537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[0.0035, 0.004)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45" calcext:value-type="float">
            <text:p>545</text:p>
          </table:table-cell>
          <table:table-cell office:value-type="float" office:value="0.838462" calcext:value-type="float">
            <text:p>0.8384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[0.004, 0.0045)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55" calcext:value-type="float">
            <text:p>555</text:p>
          </table:table-cell>
          <table:table-cell office:value-type="float" office:value="0.853846" calcext:value-type="float">
            <text:p>0.85384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[0.0045, 0.005)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561" calcext:value-type="float">
            <text:p>561</text:p>
          </table:table-cell>
          <table:table-cell office:value-type="float" office:value="0.863077" calcext:value-type="float">
            <text:p>0.8630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[0.005, 0.0055)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567" calcext:value-type="float">
            <text:p>567</text:p>
          </table:table-cell>
          <table:table-cell office:value-type="float" office:value="0.872308" calcext:value-type="float">
            <text:p>0.87230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[0.0055, 0.006)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573" calcext:value-type="float">
            <text:p>573</text:p>
          </table:table-cell>
          <table:table-cell office:value-type="float" office:value="0.881538" calcext:value-type="float">
            <text:p>0.88153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[0.006, 0.0065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77" calcext:value-type="float">
            <text:p>577</text:p>
          </table:table-cell>
          <table:table-cell office:value-type="float" office:value="0.887692" calcext:value-type="float">
            <text:p>0.88769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[0.0065, 0.007)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583" calcext:value-type="float">
            <text:p>583</text:p>
          </table:table-cell>
          <table:table-cell office:value-type="float" office:value="0.896923" calcext:value-type="float">
            <text:p>0.8969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[0.007, 0.0075)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88" calcext:value-type="float">
            <text:p>588</text:p>
          </table:table-cell>
          <table:table-cell office:value-type="float" office:value="0.904615" calcext:value-type="float">
            <text:p>0.9046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[0.0075, 0.008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92" calcext:value-type="float">
            <text:p>592</text:p>
          </table:table-cell>
          <table:table-cell office:value-type="float" office:value="0.910769" calcext:value-type="float">
            <text:p>0.91076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[0.008, 0.0085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96" calcext:value-type="float">
            <text:p>596</text:p>
          </table:table-cell>
          <table:table-cell office:value-type="float" office:value="0.916923" calcext:value-type="float">
            <text:p>0.9169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[0.0085, 0.009)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598" calcext:value-type="float">
            <text:p>598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[0.009, 0.0095)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04" calcext:value-type="float">
            <text:p>604</text:p>
          </table:table-cell>
          <table:table-cell office:value-type="float" office:value="0.929231" calcext:value-type="float">
            <text:p>0.92923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[0.0095, 0.01)</text:p>
          </table:table-cell>
          <table:table-cell office:value-type="float" office:value="46" calcext:value-type="float">
            <text:p>46</text:p>
          </table:table-cell>
          <table:table-cell office:value-type="float" office:value="0.0707692" calcext:value-type="float">
            <text:p>0.0707692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umulated Value</text:p>
          </table:table-cell>
          <table:table-cell office:value-type="string" calcext:value-type="string">
            <text:p>Accumulated Percentag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[0, 0.0005)</text:p>
          </table:table-cell>
          <table:table-cell office:value-type="float" office:value="279" calcext:value-type="float">
            <text:p>279</text:p>
          </table:table-cell>
          <table:table-cell office:value-type="float" office:value="0.429231" calcext:value-type="float">
            <text:p>0.429231</text:p>
          </table:table-cell>
          <table:table-cell office:value-type="float" office:value="279" calcext:value-type="float">
            <text:p>279</text:p>
          </table:table-cell>
          <table:table-cell office:value-type="float" office:value="0.429231" calcext:value-type="float">
            <text:p>0.4292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[0.0005, 0.001)</text:p>
          </table:table-cell>
          <table:table-cell office:value-type="float" office:value="36" calcext:value-type="float">
            <text:p>36</text:p>
          </table:table-cell>
          <table:table-cell office:value-type="float" office:value="0.0553846" calcext:value-type="float">
            <text:p>0.0553846</text:p>
          </table:table-cell>
          <table:table-cell office:value-type="float" office:value="315" calcext:value-type="float">
            <text:p>315</text:p>
          </table:table-cell>
          <table:table-cell office:value-type="float" office:value="0.484615" calcext:value-type="float">
            <text:p>0.4846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[0.001, 0.0015)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356" calcext:value-type="float">
            <text:p>356</text:p>
          </table:table-cell>
          <table:table-cell office:value-type="float" office:value="0.547692" calcext:value-type="float">
            <text:p>0.5476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[0.0015, 0.002)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374" calcext:value-type="float">
            <text:p>374</text:p>
          </table:table-cell>
          <table:table-cell office:value-type="float" office:value="0.575385" calcext:value-type="float">
            <text:p>0.5753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[0.002, 0.0025)</text:p>
          </table:table-cell>
          <table:table-cell office:value-type="float" office:value="33" calcext:value-type="float">
            <text:p>33</text:p>
          </table:table-cell>
          <table:table-cell office:value-type="float" office:value="0.0507692" calcext:value-type="float">
            <text:p>0.0507692</text:p>
          </table:table-cell>
          <table:table-cell office:value-type="float" office:value="407" calcext:value-type="float">
            <text:p>407</text:p>
          </table:table-cell>
          <table:table-cell office:value-type="float" office:value="0.626154" calcext:value-type="float">
            <text:p>0.6261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[0.0025, 0.003)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421" calcext:value-type="float">
            <text:p>421</text:p>
          </table:table-cell>
          <table:table-cell office:value-type="float" office:value="0.647692" calcext:value-type="float">
            <text:p>0.6476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[0.003, 0.0035)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443" calcext:value-type="float">
            <text:p>443</text:p>
          </table:table-cell>
          <table:table-cell office:value-type="float" office:value="0.681538" calcext:value-type="float">
            <text:p>0.6815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[0.0035, 0.004)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456" calcext:value-type="float">
            <text:p>456</text:p>
          </table:table-cell>
          <table:table-cell office:value-type="float" office:value="0.701538" calcext:value-type="float">
            <text:p>0.70153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[0.004, 0.0045)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65" calcext:value-type="float">
            <text:p>465</text:p>
          </table:table-cell>
          <table:table-cell office:value-type="float" office:value="0.715385" calcext:value-type="float">
            <text:p>0.71538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[0.0045, 0.005)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74" calcext:value-type="float">
            <text:p>474</text:p>
          </table:table-cell>
          <table:table-cell office:value-type="float" office:value="0.729231" calcext:value-type="float">
            <text:p>0.7292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[0.005, 0.0055)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486" calcext:value-type="float">
            <text:p>486</text:p>
          </table:table-cell>
          <table:table-cell office:value-type="float" office:value="0.747692" calcext:value-type="float">
            <text:p>0.74769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[0.0055, 0.006)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500" calcext:value-type="float">
            <text:p>500</text:p>
          </table:table-cell>
          <table:table-cell office:value-type="float" office:value="0.769231" calcext:value-type="float">
            <text:p>0.7692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[0.006, 0.0065)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10" calcext:value-type="float">
            <text:p>510</text:p>
          </table:table-cell>
          <table:table-cell office:value-type="float" office:value="0.784615" calcext:value-type="float">
            <text:p>0.7846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[0.0065, 0.007)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21" calcext:value-type="float">
            <text:p>521</text:p>
          </table:table-cell>
          <table:table-cell office:value-type="float" office:value="0.801538" calcext:value-type="float">
            <text:p>0.80153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[0.007, 0.0075)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533" calcext:value-type="float">
            <text:p>533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[0.0075, 0.008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37" calcext:value-type="float">
            <text:p>537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[0.008, 0.0085)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41" calcext:value-type="float">
            <text:p>541</text:p>
          </table:table-cell>
          <table:table-cell office:value-type="float" office:value="0.832308" calcext:value-type="float">
            <text:p>0.83230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[0.0085, 0.009)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46" calcext:value-type="float">
            <text:p>54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[0.009, 0.0095)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49" calcext:value-type="float">
            <text:p>549</text:p>
          </table:table-cell>
          <table:table-cell office:value-type="float" office:value="0.844615" calcext:value-type="float">
            <text:p>0.84461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[0.0095, 0.01)</text:p>
          </table:table-cell>
          <table:table-cell office:value-type="float" office:value="101" calcext:value-type="float">
            <text:p>101</text:p>
          </table:table-cell>
          <table:table-cell office:value-type="float" office:value="0.155385" calcext:value-type="float">
            <text:p>0.15538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4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&gt;=&quot;&amp;[.A55]" office:value-type="string" office:string-value="&gt;=0" calcext:value-type="string">
            <text:p>&gt;=0</text:p>
          </table:table-cell>
          <table:table-cell office:value-type="float" office:value="405" calcext:value-type="float">
            <text:p>405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office:value-type="float" office:value="0.0005" calcext:value-type="float">
            <text:p>0.0005</text:p>
          </table:table-cell>
          <table:table-cell table:formula="of:=&quot;&gt;=&quot;&amp;[.A56]" office:value-type="string" office:string-value="&gt;=0.0005" calcext:value-type="string">
            <text:p>&gt;=0.000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0.001" calcext:value-type="float">
            <text:p>0.001</text:p>
          </table:table-cell>
          <table:table-cell table:formula="of:=&quot;&gt;=&quot;&amp;[.A57]" office:value-type="string" office:string-value="&gt;=0.001" calcext:value-type="string">
            <text:p>&gt;=0.00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0.0015" calcext:value-type="float">
            <text:p>0.0015</text:p>
          </table:table-cell>
          <table:table-cell table:formula="of:=&quot;&gt;=&quot;&amp;[.A58]" office:value-type="string" office:string-value="&gt;=0.0015" calcext:value-type="string">
            <text:p>&gt;=0.00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0.002" calcext:value-type="float">
            <text:p>0.002</text:p>
          </table:table-cell>
          <table:table-cell table:formula="of:=&quot;&gt;=&quot;&amp;[.A59]" office:value-type="string" office:string-value="&gt;=0.002" calcext:value-type="string">
            <text:p>&gt;=0.00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0.0025" calcext:value-type="float">
            <text:p>0.0025</text:p>
          </table:table-cell>
          <table:table-cell table:formula="of:=&quot;&gt;=&quot;&amp;[.A60]" office:value-type="string" office:string-value="&gt;=0.0025" calcext:value-type="string">
            <text:p>&gt;=0.00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0.003" calcext:value-type="float">
            <text:p>0.003</text:p>
          </table:table-cell>
          <table:table-cell table:formula="of:=&quot;&gt;=&quot;&amp;[.A61]" office:value-type="string" office:string-value="&gt;=0.003" calcext:value-type="string">
            <text:p>&gt;=0.00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0.0035" calcext:value-type="float">
            <text:p>0.0035</text:p>
          </table:table-cell>
          <table:table-cell table:formula="of:=&quot;&gt;=&quot;&amp;[.A62]" office:value-type="string" office:string-value="&gt;=0.0035" calcext:value-type="string">
            <text:p>&gt;=0.003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0.004" calcext:value-type="float">
            <text:p>0.004</text:p>
          </table:table-cell>
          <table:table-cell table:formula="of:=&quot;&gt;=&quot;&amp;[.A63]" office:value-type="string" office:string-value="&gt;=0.004" calcext:value-type="string">
            <text:p>&gt;=0.00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0.0045" calcext:value-type="float">
            <text:p>0.0045</text:p>
          </table:table-cell>
          <table:table-cell table:formula="of:=&quot;&gt;=&quot;&amp;[.A64]" office:value-type="string" office:string-value="&gt;=0.0045" calcext:value-type="string">
            <text:p>&gt;=0.00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0.005" calcext:value-type="float">
            <text:p>0.005</text:p>
          </table:table-cell>
          <table:table-cell table:formula="of:=&quot;&gt;=&quot;&amp;[.A65]" office:value-type="string" office:string-value="&gt;=0.005" calcext:value-type="string">
            <text:p>&gt;=0.00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0.0055" calcext:value-type="float">
            <text:p>0.0055</text:p>
          </table:table-cell>
          <table:table-cell table:formula="of:=&quot;&gt;=&quot;&amp;[.A66]" office:value-type="string" office:string-value="&gt;=0.0055" calcext:value-type="string">
            <text:p>&gt;=0.005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0.006" calcext:value-type="float">
            <text:p>0.006</text:p>
          </table:table-cell>
          <table:table-cell table:formula="of:=&quot;&gt;=&quot;&amp;[.A67]" office:value-type="string" office:string-value="&gt;=0.006" calcext:value-type="string">
            <text:p>&gt;=0.0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0.0065" calcext:value-type="float">
            <text:p>0.0065</text:p>
          </table:table-cell>
          <table:table-cell table:formula="of:=&quot;&gt;=&quot;&amp;[.A68]" office:value-type="string" office:string-value="&gt;=0.0065" calcext:value-type="string">
            <text:p>&gt;=0.006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0.007" calcext:value-type="float">
            <text:p>0.007</text:p>
          </table:table-cell>
          <table:table-cell table:formula="of:=&quot;&gt;=&quot;&amp;[.A69]" office:value-type="string" office:string-value="&gt;=0.007" calcext:value-type="string">
            <text:p>&gt;=0.0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0.0075" calcext:value-type="float">
            <text:p>0.0075</text:p>
          </table:table-cell>
          <table:table-cell table:formula="of:=&quot;&gt;=&quot;&amp;[.A70]" office:value-type="string" office:string-value="&gt;=0.0075" calcext:value-type="string">
            <text:p>&gt;=0.00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0.008" calcext:value-type="float">
            <text:p>0.008</text:p>
          </table:table-cell>
          <table:table-cell table:formula="of:=&quot;&gt;=&quot;&amp;[.A71]" office:value-type="string" office:string-value="&gt;=0.008" calcext:value-type="string">
            <text:p>&gt;=0.00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0.0085" calcext:value-type="float">
            <text:p>0.0085</text:p>
          </table:table-cell>
          <table:table-cell table:formula="of:=&quot;&gt;=&quot;&amp;[.A72]" office:value-type="string" office:string-value="&gt;=0.0085" calcext:value-type="string">
            <text:p>&gt;=0.00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0.009" calcext:value-type="float">
            <text:p>0.009</text:p>
          </table:table-cell>
          <table:table-cell table:formula="of:=&quot;&gt;=&quot;&amp;[.A73]" office:value-type="string" office:string-value="&gt;=0.009" calcext:value-type="string">
            <text:p>&gt;=0.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0.0095" calcext:value-type="float">
            <text:p>0.0095</text:p>
          </table:table-cell>
          <table:table-cell table:formula="of:=&quot;&gt;=&quot;&amp;[.A74]" office:value-type="string" office:string-value="&gt;=0.0095" calcext:value-type="string">
            <text:p>&gt;=0.0095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</table:table>
      <table:table table:name="lwr" table:style-name="ta1">
        <table:shapes>
          <draw:frame draw:z-index="0" draw:style-name="gr1" draw:text-style-name="P1" svg:width="453.51pt" svg:height="255.09pt" svg:x="258.86pt" svg:y="655.63pt">
            <draw:object draw:notify-on-update-of-ranges="lwr.B52:lwr.B52 lwr.B53:lwr.B72 lwr.C52:lwr.C52 lwr.C53:lwr.C72 lwr.D52:lwr.D52 lwr.D53:lwr.D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2">
          <table:table-cell office:value-type="string" calcext:value-type="string">
            <text:p>long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Value 4</text:p>
          </table:table-cell>
          <table:table-cell office:value-type="string" calcext:value-type="string">
            <text:p>Value 5</text:p>
          </table:table-cell>
          <table:table-cell office:value-type="string" calcext:value-type="string">
            <text:p>Percentage 1</text:p>
          </table:table-cell>
          <table:table-cell office:value-type="string" calcext:value-type="string">
            <text:p>Percentage 2</text:p>
          </table:table-cell>
          <table:table-cell office:value-type="string" calcext:value-type="string">
            <text:p>Percentage 3</text:p>
          </table:table-cell>
          <table:table-cell office:value-type="string" calcext:value-type="string">
            <text:p>Percentage 4</text:p>
          </table:table-cell>
          <table:table-cell office:value-type="string" calcext:value-type="string">
            <text:p>Percentage 5</text:p>
          </table:table-cell>
          <table:table-cell office:value-type="string" calcext:value-type="string">
            <text:p>Accumulated Value 1</text:p>
          </table:table-cell>
          <table:table-cell office:value-type="string" calcext:value-type="string">
            <text:p>Accumulated Value 2</text:p>
          </table:table-cell>
          <table:table-cell office:value-type="string" calcext:value-type="string">
            <text:p>Accumulated Value 3</text:p>
          </table:table-cell>
          <table:table-cell office:value-type="string" calcext:value-type="string">
            <text:p>Accumulated Value 4</text:p>
          </table:table-cell>
          <table:table-cell office:value-type="string" calcext:value-type="string">
            <text:p>Accumulated Value 5</text:p>
          </table:table-cell>
          <table:table-cell office:value-type="string" calcext:value-type="string">
            <text:p>Accumulated Percentage 1</text:p>
          </table:table-cell>
          <table:table-cell office:value-type="string" calcext:value-type="string">
            <text:p>Accumulated Percentage 2</text:p>
          </table:table-cell>
          <table:table-cell office:value-type="string" calcext:value-type="string">
            <text:p>Accumulated Percentage 3</text:p>
          </table:table-cell>
          <table:table-cell office:value-type="string" calcext:value-type="string">
            <text:p>Accumulated Percentage 4</text:p>
          </table:table-cell>
          <table:table-cell office:value-type="string" calcext:value-type="string">
            <text:p>Accumulated Percentage 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0, 0.05)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0.232628" calcext:value-type="float">
            <text:p>0.232628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0.44586" calcext:value-type="float">
            <text:p>0.44586</text:p>
          </table:table-cell>
          <table:table-cell office:value-type="float" office:value="0.525926" calcext:value-type="float">
            <text:p>0.52592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0.232628" calcext:value-type="float">
            <text:p>0.232628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0.44586" calcext:value-type="float">
            <text:p>0.44586</text:p>
          </table:table-cell>
          <table:table-cell office:value-type="float" office:value="0.525926" calcext:value-type="float">
            <text:p>0.5259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[0.05, 0.1)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0.10574" calcext:value-type="float">
            <text:p>0.10574</text:p>
          </table:table-cell>
          <table:table-cell office:value-type="float" office:value="0.197802" calcext:value-type="float">
            <text:p>0.197802</text:p>
          </table:table-cell>
          <table:table-cell office:value-type="float" office:value="0.191083" calcext:value-type="float">
            <text:p>0.191083</text:p>
          </table:table-cell>
          <table:table-cell office:value-type="float" office:value="0.140741" calcext:value-type="float">
            <text:p>0.14074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0.338369" calcext:value-type="float">
            <text:p>0.338369</text:p>
          </table:table-cell>
          <table:table-cell office:value-type="float" office:value="0.454212" calcext:value-type="float">
            <text:p>0.454212</text:p>
          </table:table-cell>
          <table:table-cell office:value-type="float" office:value="0.636943" calcext:value-type="float">
            <text:p>0.63694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[0.1, 0.15)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120846" calcext:value-type="float">
            <text:p>0.120846</text:p>
          </table:table-cell>
          <table:table-cell office:value-type="float" office:value="0.131868" calcext:value-type="float">
            <text:p>0.131868</text:p>
          </table:table-cell>
          <table:table-cell office:value-type="float" office:value="0.165605" calcext:value-type="float">
            <text:p>0.165605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0.459215" calcext:value-type="float">
            <text:p>0.459215</text:p>
          </table:table-cell>
          <table:table-cell office:value-type="float" office:value="0.586081" calcext:value-type="float">
            <text:p>0.586081</text:p>
          </table:table-cell>
          <table:table-cell office:value-type="float" office:value="0.802548" calcext:value-type="float">
            <text:p>0.802548</text:p>
          </table:table-cell>
          <table:table-cell office:value-type="float" office:value="0.814815" calcext:value-type="float">
            <text:p>0.8148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[0.15, 0.2)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0.102719" calcext:value-type="float">
            <text:p>0.102719</text:p>
          </table:table-cell>
          <table:table-cell office:value-type="float" office:value="0.102564" calcext:value-type="float">
            <text:p>0.102564</text:p>
          </table:table-cell>
          <table:table-cell office:value-type="float" office:value="0.140127" calcext:value-type="float">
            <text:p>0.140127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0.561934" calcext:value-type="float">
            <text:p>0.561934</text:p>
          </table:table-cell>
          <table:table-cell office:value-type="float" office:value="0.688645" calcext:value-type="float">
            <text:p>0.688645</text:p>
          </table:table-cell>
          <table:table-cell office:value-type="float" office:value="0.942675" calcext:value-type="float">
            <text:p>0.9426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0.2, 0.25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29909" calcext:value-type="float">
            <text:p>0.129909</text:p>
          </table:table-cell>
          <table:table-cell office:value-type="float" office:value="0.120879" calcext:value-type="float">
            <text:p>0.120879</text:p>
          </table:table-cell>
          <table:table-cell office:value-type="float" office:value="0.0573248" calcext:value-type="float">
            <text:p>0.05732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0692308" calcext:value-type="float">
            <text:p>0.0692308</text:p>
          </table:table-cell>
          <table:table-cell office:value-type="float" office:value="0.691843" calcext:value-type="float">
            <text:p>0.691843</text:p>
          </table:table-cell>
          <table:table-cell office:value-type="float" office:value="0.809524" calcext:value-type="float">
            <text:p>0.809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[0.25, 0.3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60423" calcext:value-type="float">
            <text:p>0.060423</text:p>
          </table:table-cell>
          <table:table-cell office:value-type="float" office:value="0.0622711" calcext:value-type="float">
            <text:p>0.0622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0815385" calcext:value-type="float">
            <text:p>0.0815385</text:p>
          </table:table-cell>
          <table:table-cell office:value-type="float" office:value="0.752266" calcext:value-type="float">
            <text:p>0.752266</text:p>
          </table:table-cell>
          <table:table-cell office:value-type="float" office:value="0.871795" calcext:value-type="float">
            <text:p>0.8717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[0.3, 0.35)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1538" calcext:value-type="float">
            <text:p>0.0661538</text:p>
          </table:table-cell>
          <table:table-cell office:value-type="float" office:value="0.175227" calcext:value-type="float">
            <text:p>0.175227</text:p>
          </table:table-cell>
          <table:table-cell office:value-type="float" office:value="0.128205" calcext:value-type="float">
            <text:p>0.128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07" calcext:value-type="float">
            <text:p>307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147692" calcext:value-type="float">
            <text:p>0.147692</text:p>
          </table:table-cell>
          <table:table-cell office:value-type="float" office:value="0.927492" calcext:value-type="float">
            <text:p>0.9274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[0.35, 0.4)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5385" calcext:value-type="float">
            <text:p>0.0415385</text:p>
          </table:table-cell>
          <table:table-cell office:value-type="float" office:value="0.0453172" calcext:value-type="float">
            <text:p>0.0453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22" calcext:value-type="float">
            <text:p>322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189231" calcext:value-type="float">
            <text:p>0.189231</text:p>
          </table:table-cell>
          <table:table-cell office:value-type="float" office:value="0.97281" calcext:value-type="float">
            <text:p>0.972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[0.4, 0.45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0.0181269" calcext:value-type="float">
            <text:p>0.0181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28" calcext:value-type="float">
            <text:p>32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213846" calcext:value-type="float">
            <text:p>0.213846</text:p>
          </table:table-cell>
          <table:table-cell office:value-type="float" office:value="0.990937" calcext:value-type="float">
            <text:p>0.9909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0.45, 0.5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906344" calcext:value-type="float">
            <text:p>0.00906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233846" calcext:value-type="float">
            <text:p>0.23384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[0.5, 0.55)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1538" calcext:value-type="float">
            <text:p>0.02615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[0.55, 0.6)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3077" calcext:value-type="float">
            <text:p>0.0123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272308" calcext:value-type="float">
            <text:p>0.2723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[0.6, 0.65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4615" calcext:value-type="float">
            <text:p>0.0184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290769" calcext:value-type="float">
            <text:p>0.29076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[0.65, 0.7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23077" calcext:value-type="float">
            <text:p>0.00923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0.7, 0.75)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0.75, 0.8)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6154" calcext:value-type="float">
            <text:p>0.0246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344615" calcext:value-type="float">
            <text:p>0.34461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[0.8, 0.85)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3846" calcext:value-type="float">
            <text:p>0.0153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[0.85, 0.9)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3077" calcext:value-type="float">
            <text:p>0.0323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392308" calcext:value-type="float">
            <text:p>0.3923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[0.9, 0.95)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07692" calcext:value-type="float">
            <text:p>0.0507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0.443077" calcext:value-type="float">
            <text:p>0.4430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95, 1)</text:p>
          </table:table-cell>
          <table:table-cell office:value-type="float" office:value="362" calcext:value-type="float">
            <text:p>3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6923" calcext:value-type="float">
            <text:p>0.556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Value 4</text:p>
          </table:table-cell>
          <table:table-cell office:value-type="string" calcext:value-type="string">
            <text:p>Value 5</text:p>
          </table:table-cell>
          <table:table-cell office:value-type="string" calcext:value-type="string">
            <text:p>Percentage 1</text:p>
          </table:table-cell>
          <table:table-cell office:value-type="string" calcext:value-type="string">
            <text:p>Percentage 2</text:p>
          </table:table-cell>
          <table:table-cell office:value-type="string" calcext:value-type="string">
            <text:p>Percentage 3</text:p>
          </table:table-cell>
          <table:table-cell office:value-type="string" calcext:value-type="string">
            <text:p>Percentage 4</text:p>
          </table:table-cell>
          <table:table-cell office:value-type="string" calcext:value-type="string">
            <text:p>Percentage 5</text:p>
          </table:table-cell>
          <table:table-cell office:value-type="string" calcext:value-type="string">
            <text:p>Accumulated Value 1</text:p>
          </table:table-cell>
          <table:table-cell office:value-type="string" calcext:value-type="string">
            <text:p>Accumulated Value 2</text:p>
          </table:table-cell>
          <table:table-cell office:value-type="string" calcext:value-type="string">
            <text:p>Accumulated Value 3</text:p>
          </table:table-cell>
          <table:table-cell office:value-type="string" calcext:value-type="string">
            <text:p>Accumulated Value 4</text:p>
          </table:table-cell>
          <table:table-cell office:value-type="string" calcext:value-type="string">
            <text:p>Accumulated Value 5</text:p>
          </table:table-cell>
          <table:table-cell office:value-type="string" calcext:value-type="string">
            <text:p>Accumulated Percentage 1</text:p>
          </table:table-cell>
          <table:table-cell office:value-type="string" calcext:value-type="string">
            <text:p>Accumulated Percentage 2</text:p>
          </table:table-cell>
          <table:table-cell office:value-type="string" calcext:value-type="string">
            <text:p>Accumulated Percentage 3</text:p>
          </table:table-cell>
          <table:table-cell office:value-type="string" calcext:value-type="string">
            <text:p>Accumulated Percentage 4</text:p>
          </table:table-cell>
          <table:table-cell office:value-type="string" calcext:value-type="string">
            <text:p>Accumulated Percentage 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[0, 0.05)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183099" calcext:value-type="float">
            <text:p>0.183099</text:p>
          </table:table-cell>
          <table:table-cell office:value-type="float" office:value="0.263852" calcext:value-type="float">
            <text:p>0.263852</text:p>
          </table:table-cell>
          <table:table-cell office:value-type="float" office:value="0.406977" calcext:value-type="float">
            <text:p>0.406977</text:p>
          </table:table-cell>
          <table:table-cell office:value-type="float" office:value="0.547826" calcext:value-type="float">
            <text:p>0.547826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183099" calcext:value-type="float">
            <text:p>0.183099</text:p>
          </table:table-cell>
          <table:table-cell office:value-type="float" office:value="0.263852" calcext:value-type="float">
            <text:p>0.263852</text:p>
          </table:table-cell>
          <table:table-cell office:value-type="float" office:value="0.406977" calcext:value-type="float">
            <text:p>0.406977</text:p>
          </table:table-cell>
          <table:table-cell office:value-type="float" office:value="0.547826" calcext:value-type="float">
            <text:p>0.5478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[0.05, 0.1)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0.143192" calcext:value-type="float">
            <text:p>0.143192</text:p>
          </table:table-cell>
          <table:table-cell office:value-type="float" office:value="0.197889" calcext:value-type="float">
            <text:p>0.197889</text:p>
          </table:table-cell>
          <table:table-cell office:value-type="float" office:value="0.236434" calcext:value-type="float">
            <text:p>0.236434</text:p>
          </table:table-cell>
          <table:table-cell office:value-type="float" office:value="0.134783" calcext:value-type="float">
            <text:p>0.134783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0.0523077" calcext:value-type="float">
            <text:p>0.0523077</text:p>
          </table:table-cell>
          <table:table-cell office:value-type="float" office:value="0.326291" calcext:value-type="float">
            <text:p>0.326291</text:p>
          </table:table-cell>
          <table:table-cell office:value-type="float" office:value="0.461741" calcext:value-type="float">
            <text:p>0.461741</text:p>
          </table:table-cell>
          <table:table-cell office:value-type="float" office:value="0.643411" calcext:value-type="float">
            <text:p>0.643411</text:p>
          </table:table-cell>
          <table:table-cell office:value-type="float" office:value="0.682609" calcext:value-type="float">
            <text:p>0.6826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[0.1, 0.15)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0.0615385" calcext:value-type="float">
            <text:p>0.0615385</text:p>
          </table:table-cell>
          <table:table-cell office:value-type="float" office:value="0.152582" calcext:value-type="float">
            <text:p>0.152582</text:p>
          </table:table-cell>
          <table:table-cell office:value-type="float" office:value="0.168865" calcext:value-type="float">
            <text:p>0.168865</text:p>
          </table:table-cell>
          <table:table-cell office:value-type="float" office:value="0.197674" calcext:value-type="float">
            <text:p>0.197674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0.113846" calcext:value-type="float">
            <text:p>0.113846</text:p>
          </table:table-cell>
          <table:table-cell office:value-type="float" office:value="0.478873" calcext:value-type="float">
            <text:p>0.478873</text:p>
          </table:table-cell>
          <table:table-cell office:value-type="float" office:value="0.630607" calcext:value-type="float">
            <text:p>0.630607</text:p>
          </table:table-cell>
          <table:table-cell office:value-type="float" office:value="0.841085" calcext:value-type="float">
            <text:p>0.841085</text:p>
          </table:table-cell>
          <table:table-cell office:value-type="float" office:value="0.865217" calcext:value-type="float">
            <text:p>0.8652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[0.15, 0.2)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0.133803" calcext:value-type="float">
            <text:p>0.133803</text:p>
          </table:table-cell>
          <table:table-cell office:value-type="float" office:value="0.116095" calcext:value-type="float">
            <text:p>0.116095</text:p>
          </table:table-cell>
          <table:table-cell office:value-type="float" office:value="0.108527" calcext:value-type="float">
            <text:p>0.108527</text:p>
          </table:table-cell>
          <table:table-cell office:value-type="float" office:value="0.134783" calcext:value-type="float">
            <text:p>0.134783</text:p>
          </table:table-cell>
          <table:table-cell office:value-type="float" office:value="97" calcext:value-type="float">
            <text:p>97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612676" calcext:value-type="float">
            <text:p>0.612676</text:p>
          </table:table-cell>
          <table:table-cell office:value-type="float" office:value="0.746702" calcext:value-type="float">
            <text:p>0.746702</text:p>
          </table:table-cell>
          <table:table-cell office:value-type="float" office:value="0.949612" calcext:value-type="float">
            <text:p>0.9496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0.2, 0.25)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661538" calcext:value-type="float">
            <text:p>0.0661538</text:p>
          </table:table-cell>
          <table:table-cell office:value-type="float" office:value="0.138498" calcext:value-type="float">
            <text:p>0.138498</text:p>
          </table:table-cell>
          <table:table-cell office:value-type="float" office:value="0.113456" calcext:value-type="float">
            <text:p>0.113456</text:p>
          </table:table-cell>
          <table:table-cell office:value-type="float" office:value="0.0503876" calcext:value-type="float">
            <text:p>0.050387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751174" calcext:value-type="float">
            <text:p>0.751174</text:p>
          </table:table-cell>
          <table:table-cell office:value-type="float" office:value="0.860158" calcext:value-type="float">
            <text:p>0.860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[0.25, 0.3)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0.0633803" calcext:value-type="float">
            <text:p>0.0633803</text:p>
          </table:table-cell>
          <table:table-cell office:value-type="float" office:value="0.0501319" calcext:value-type="float">
            <text:p>0.0501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243077" calcext:value-type="float">
            <text:p>0.243077</text:p>
          </table:table-cell>
          <table:table-cell office:value-type="float" office:value="0.814554" calcext:value-type="float">
            <text:p>0.814554</text:p>
          </table:table-cell>
          <table:table-cell office:value-type="float" office:value="0.91029" calcext:value-type="float">
            <text:p>0.910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[0.3, 0.35)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615" calcext:value-type="float">
            <text:p>0.0584615</text:p>
          </table:table-cell>
          <table:table-cell office:value-type="float" office:value="0.129108" calcext:value-type="float">
            <text:p>0.129108</text:p>
          </table:table-cell>
          <table:table-cell office:value-type="float" office:value="0.0897098" calcext:value-type="float">
            <text:p>0.0897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02" calcext:value-type="float">
            <text:p>402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301538" calcext:value-type="float">
            <text:p>0.301538</text:p>
          </table:table-cell>
          <table:table-cell office:value-type="float" office:value="0.943662" calcext:value-type="float">
            <text:p>0.9436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[0.35, 0.4)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0.028169" calcext:value-type="float">
            <text:p>0.028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14" calcext:value-type="float">
            <text:p>414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336923" calcext:value-type="float">
            <text:p>0.336923</text:p>
          </table:table-cell>
          <table:table-cell office:value-type="float" office:value="0.971831" calcext:value-type="float">
            <text:p>0.9718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[0.4, 0.45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0.0117371" calcext:value-type="float">
            <text:p>0.0117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419" calcext:value-type="float">
            <text:p>419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367692" calcext:value-type="float">
            <text:p>0.367692</text:p>
          </table:table-cell>
          <table:table-cell office:value-type="float" office:value="0.983568" calcext:value-type="float">
            <text:p>0.9835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0.45, 0.5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0.0164319" calcext:value-type="float">
            <text:p>0.0164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393846" calcext:value-type="float">
            <text:p>0.39384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[0.5, 0.55)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0769" calcext:value-type="float">
            <text:p>0.0230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416923" calcext:value-type="float">
            <text:p>0.41692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[0.55, 0.6)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1538" calcext:value-type="float">
            <text:p>0.02615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443077" calcext:value-type="float">
            <text:p>0.4430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[0.6, 0.65)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0769" calcext:value-type="float">
            <text:p>0.0230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466154" calcext:value-type="float">
            <text:p>0.46615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[0.65, 0.7)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0769" calcext:value-type="float">
            <text:p>0.0230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489231" calcext:value-type="float">
            <text:p>0.48923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0.7, 0.75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4615" calcext:value-type="float">
            <text:p>0.0184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507692" calcext:value-type="float">
            <text:p>0.50769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[0.75, 0.8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5385" calcext:value-type="float">
            <text:p>0.0215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529231" calcext:value-type="float">
            <text:p>0.52923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[0.8, 0.85)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6923" calcext:value-type="float">
            <text:p>0.0276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556923" calcext:value-type="float">
            <text:p>0.55692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[0.85, 0.9)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9231" calcext:value-type="float">
            <text:p>0.0169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573846" calcext:value-type="float">
            <text:p>0.57384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[0.9, 0.95)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5385" calcext:value-type="float">
            <text:p>0.0415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.615385" calcext:value-type="float">
            <text:p>0.61538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95, 1)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4615" calcext:value-type="float">
            <text:p>0.384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24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4</text:p>
          </table:table-cell>
          <table:table-cell table:number-columns-repeated="2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&gt;=&quot;&amp;[.A53]" office:value-type="string" office:string-value="&gt;=0" calcext:value-type="string">
            <text:p>&gt;=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2">
          <table:table-cell office:value-type="float" office:value="0.05" calcext:value-type="float">
            <text:p>0.05</text:p>
          </table:table-cell>
          <table:table-cell table:formula="of:=&quot;&gt;=&quot;&amp;[.A54]" office:value-type="string" office:string-value="&gt;=0.05" calcext:value-type="string">
            <text:p>&gt;=0.0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2">
          <table:table-cell office:value-type="float" office:value="0.1" calcext:value-type="float">
            <text:p>0.1</text:p>
          </table:table-cell>
          <table:table-cell table:formula="of:=&quot;&gt;=&quot;&amp;[.A55]" office:value-type="string" office:string-value="&gt;=0.1" calcext:value-type="string">
            <text:p>&gt;=0.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2">
          <table:table-cell office:value-type="float" office:value="0.15" calcext:value-type="float">
            <text:p>0.15</text:p>
          </table:table-cell>
          <table:table-cell table:formula="of:=&quot;&gt;=&quot;&amp;[.A56]" office:value-type="string" office:string-value="&gt;=0.15" calcext:value-type="string">
            <text:p>&gt;=0.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2">
          <table:table-cell office:value-type="float" office:value="0.2" calcext:value-type="float">
            <text:p>0.2</text:p>
          </table:table-cell>
          <table:table-cell table:formula="of:=&quot;&gt;=&quot;&amp;[.A57]" office:value-type="string" office:string-value="&gt;=0.2" calcext:value-type="string">
            <text:p>&gt;=0.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2">
          <table:table-cell office:value-type="float" office:value="0.25" calcext:value-type="float">
            <text:p>0.25</text:p>
          </table:table-cell>
          <table:table-cell table:formula="of:=&quot;&gt;=&quot;&amp;[.A58]" office:value-type="string" office:string-value="&gt;=0.25" calcext:value-type="string">
            <text:p>&gt;=0.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 office:value-type="float" office:value="0.3" calcext:value-type="float">
            <text:p>0.3</text:p>
          </table:table-cell>
          <table:table-cell table:formula="of:=&quot;&gt;=&quot;&amp;[.A59]" office:value-type="string" office:string-value="&gt;=0.3" calcext:value-type="string">
            <text:p>&gt;=0.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2">
          <table:table-cell office:value-type="float" office:value="0.35" calcext:value-type="float">
            <text:p>0.35</text:p>
          </table:table-cell>
          <table:table-cell table:formula="of:=&quot;&gt;=&quot;&amp;[.A60]" office:value-type="string" office:string-value="&gt;=0.35" calcext:value-type="string">
            <text:p>&gt;=0.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2">
          <table:table-cell office:value-type="float" office:value="0.4" calcext:value-type="float">
            <text:p>0.4</text:p>
          </table:table-cell>
          <table:table-cell table:formula="of:=&quot;&gt;=&quot;&amp;[.A61]" office:value-type="string" office:string-value="&gt;=0.4" calcext:value-type="string">
            <text:p>&gt;=0.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2">
          <table:table-cell office:value-type="float" office:value="0.45" calcext:value-type="float">
            <text:p>0.45</text:p>
          </table:table-cell>
          <table:table-cell table:formula="of:=&quot;&gt;=&quot;&amp;[.A62]" office:value-type="string" office:string-value="&gt;=0.45" calcext:value-type="string">
            <text:p>&gt;=0.4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&quot;&gt;=&quot;&amp;[.A63]" office:value-type="string" office:string-value="&gt;=0.5" calcext:value-type="string">
            <text:p>&gt;=0.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2">
          <table:table-cell office:value-type="float" office:value="0.55" calcext:value-type="float">
            <text:p>0.55</text:p>
          </table:table-cell>
          <table:table-cell table:formula="of:=&quot;&gt;=&quot;&amp;[.A64]" office:value-type="string" office:string-value="&gt;=0.55" calcext:value-type="string">
            <text:p>&gt;=0.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2">
          <table:table-cell office:value-type="float" office:value="0.6" calcext:value-type="float">
            <text:p>0.6</text:p>
          </table:table-cell>
          <table:table-cell table:formula="of:=&quot;&gt;=&quot;&amp;[.A65]" office:value-type="string" office:string-value="&gt;=0.6" calcext:value-type="string">
            <text:p>&gt;=0.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2">
          <table:table-cell office:value-type="float" office:value="0.65" calcext:value-type="float">
            <text:p>0.65</text:p>
          </table:table-cell>
          <table:table-cell table:formula="of:=&quot;&gt;=&quot;&amp;[.A66]" office:value-type="string" office:string-value="&gt;=0.65" calcext:value-type="string">
            <text:p>&gt;=0.6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2">
          <table:table-cell office:value-type="float" office:value="0.7" calcext:value-type="float">
            <text:p>0.7</text:p>
          </table:table-cell>
          <table:table-cell table:formula="of:=&quot;&gt;=&quot;&amp;[.A67]" office:value-type="string" office:string-value="&gt;=0.7" calcext:value-type="string">
            <text:p>&gt;=0.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float" office:value="0.75" calcext:value-type="float">
            <text:p>0.75</text:p>
          </table:table-cell>
          <table:table-cell table:formula="of:=&quot;&gt;=&quot;&amp;[.A68]" office:value-type="string" office:string-value="&gt;=0.75" calcext:value-type="string">
            <text:p>&gt;=0.7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&quot;&gt;=&quot;&amp;[.A69]" office:value-type="string" office:string-value="&gt;=0.8" calcext:value-type="string">
            <text:p>&gt;=0.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 office:value-type="float" office:value="0.85" calcext:value-type="float">
            <text:p>0.85</text:p>
          </table:table-cell>
          <table:table-cell table:formula="of:=&quot;&gt;=&quot;&amp;[.A70]" office:value-type="string" office:string-value="&gt;=0.85" calcext:value-type="string">
            <text:p>&gt;=0.8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2">
          <table:table-cell office:value-type="float" office:value="0.9" calcext:value-type="float">
            <text:p>0.9</text:p>
          </table:table-cell>
          <table:table-cell table:formula="of:=&quot;&gt;=&quot;&amp;[.A71]" office:value-type="string" office:string-value="&gt;=0.9" calcext:value-type="string">
            <text:p>&gt;=0.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2">
          <table:table-cell office:value-type="float" office:value="0.95" calcext:value-type="float">
            <text:p>0.95</text:p>
          </table:table-cell>
          <table:table-cell table:formula="of:=&quot;&gt;=&quot;&amp;[.A72]" office:value-type="string" office:string-value="&gt;=0.95" calcext:value-type="string">
            <text:p>&gt;=0.95</text:p>
          </table:table-cell>
          <table:table-cell office:value-type="float" office:value="362" calcext:value-type="float">
            <text:p>362</text:p>
          </table:table-cell>
          <table:table-cell office:value-type="float" office:value="250" calcext:value-type="float">
            <text:p>25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7:26:35.201746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5-07-21T14:02:58.789778139</meta:creation-date>
    <meta:generator>LibreOffice/6.0.7.3$Linux_X86_64 LibreOffice_project/00m0$Build-3</meta:generator>
    <dc:date>2019-04-09T17:29:06.288553939</dc:date>
    <meta:editing-duration>PT12M30S</meta:editing-duration>
    <meta:editing-cycles>4</meta:editing-cycles>
    <meta:document-statistic meta:table-count="4" meta:cell-count="23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'edpl_0.1'.B57:'edpl_0.1'.D76 'edpl_0.1'.C56:'edpl_0.1'.D56" chart:data-source-has-labels="both" svg:x="1.331cm" svg:y="0.18cm" svg:width="12.853cm" svg:height="7.659cm">
          <chartooo:coordinate-region svg:x="2.138cm" svg:y="0.18cm" svg:width="12.046cm" svg:height="6.032cm"/>
          <chart:axis chart:dimension="x" chart:name="primary-x" chart:style-name="ch4" chartooo:axis-type="auto">
            <chartooo:date-scale/>
            <chart:title svg:x="7.276cm" svg:y="8.019cm" chart:style-name="ch5">
              <text:p>EDPL</text:p>
            </chart:title>
            <chart:categories table:cell-range-address="'edpl_0.1'.B57:'edpl_0.1'.B76"/>
          </chart:axis>
          <chart:axis chart:dimension="y" chart:name="primary-y" chart:style-name="ch6">
            <chart:title svg:x="0.451cm" svg:y="5.27cm" chart:style-name="ch7">
              <text:p>Number of OTUs</text:p>
            </chart:title>
            <chart:grid chart:style-name="ch8" chart:class="major"/>
          </chart:axis>
          <chart:series chart:style-name="ch9" chart:values-cell-range-address="'edpl_0.1'.C57:'edpl_0.1'.C76" chart:label-cell-address="'edpl_0.1'.C56:'edpl_0.1'.C56" chart:class="chart:bar">
            <chart:data-point chart:repeated="20"/>
          </chart:series>
          <chart:series chart:style-name="ch10" chart:values-cell-range-address="'edpl_0.1'.D57:'edpl_0.1'.D76" chart:label-cell-address="'edpl_0.1'.D56:'edpl_0.1'.D56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'edpl_0.1'.C56:'edpl_0.1'.C56</svg:desc>
                </draw:g>
              </table:table-cell>
              <table:table-cell office:value-type="string">
                <text:p>V4</text:p>
                <draw:g>
                  <svg:desc>'edpl_0.1'.D56:'edpl_0.1'.D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0</text:p>
                <draw:g>
                  <svg:desc>'edpl_0.1'.B57:'edpl_0.1'.B76</svg:desc>
                </draw:g>
              </table:table-cell>
              <table:table-cell office:value-type="float" office:value="561">
                <text:p>561</text:p>
                <draw:g>
                  <svg:desc>'edpl_0.1'.C57:'edpl_0.1'.C76</svg:desc>
                </draw:g>
              </table:table-cell>
              <table:table-cell office:value-type="float" office:value="474">
                <text:p>474</text:p>
                <draw:g>
                  <svg:desc>'edpl_0.1'.D57:'edpl_0.1'.D76</svg:desc>
                </draw:g>
              </table:table-cell>
            </table:table-row>
            <table:table-row>
              <table:table-cell office:value-type="string">
                <text:p>&gt;=0.005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&gt;=0.01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&gt;=0.015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=0.0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0.02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0.0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0.03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0.0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6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=0.09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'edpl_0.05'.B56:'edpl_0.05'.D75 'edpl_0.05'.C55:'edpl_0.05'.D55" chart:data-source-has-labels="both" svg:x="1.331cm" svg:y="0.18cm" svg:width="12.853cm" svg:height="7.659cm">
          <chartooo:coordinate-region svg:x="2.138cm" svg:y="0.18cm" svg:width="12.046cm" svg:height="5.9cm"/>
          <chart:axis chart:dimension="x" chart:name="primary-x" chart:style-name="ch4" chartooo:axis-type="auto">
            <chartooo:date-scale/>
            <chart:title svg:x="7.276cm" svg:y="8.019cm" chart:style-name="ch5">
              <text:p>EDPL</text:p>
            </chart:title>
            <chart:categories table:cell-range-address="'edpl_0.05'.B56:'edpl_0.05'.B75"/>
          </chart:axis>
          <chart:axis chart:dimension="y" chart:name="primary-y" chart:style-name="ch6">
            <chart:title svg:x="0.451cm" svg:y="5.27cm" chart:style-name="ch7">
              <text:p>Number of OTUs</text:p>
            </chart:title>
            <chart:grid chart:style-name="ch8" chart:class="major"/>
          </chart:axis>
          <chart:series chart:style-name="ch9" chart:values-cell-range-address="'edpl_0.05'.C56:'edpl_0.05'.C75" chart:label-cell-address="'edpl_0.05'.C55:'edpl_0.05'.C55" chart:class="chart:bar">
            <chart:data-point chart:repeated="20"/>
          </chart:series>
          <chart:series chart:style-name="ch10" chart:values-cell-range-address="'edpl_0.05'.D56:'edpl_0.05'.D75" chart:label-cell-address="'edpl_0.05'.D55:'edpl_0.05'.D5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'edpl_0.05'.C55:'edpl_0.05'.C55</svg:desc>
                </draw:g>
              </table:table-cell>
              <table:table-cell office:value-type="string">
                <text:p>V4</text:p>
                <draw:g>
                  <svg:desc>'edpl_0.05'.D55:'edpl_0.05'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0</text:p>
                <draw:g>
                  <svg:desc>'edpl_0.05'.B56:'edpl_0.05'.B75</svg:desc>
                </draw:g>
              </table:table-cell>
              <table:table-cell office:value-type="float" office:value="509">
                <text:p>509</text:p>
                <draw:g>
                  <svg:desc>'edpl_0.05'.C56:'edpl_0.05'.C75</svg:desc>
                </draw:g>
              </table:table-cell>
              <table:table-cell office:value-type="float" office:value="407">
                <text:p>407</text:p>
                <draw:g>
                  <svg:desc>'edpl_0.05'.D56:'edpl_0.05'.D75</svg:desc>
                </draw:g>
              </table:table-cell>
            </table:table-row>
            <table:table-row>
              <table:table-cell office:value-type="string">
                <text:p>&gt;=0.0025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&gt;=0.005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&gt;=0.007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=0.01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0.012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&gt;=0.01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0.017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0.0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0.02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27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0.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3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0.0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=0.03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=0.04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0.0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=0.0475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'edpl_0.01'.B55:'edpl_0.01'.D74 'edpl_0.01'.C54:'edpl_0.01'.D54" chart:data-source-has-labels="both" svg:x="1.331cm" svg:y="0.18cm" svg:width="12.853cm" svg:height="7.659cm">
          <chartooo:coordinate-region svg:x="2.138cm" svg:y="0.18cm" svg:width="12.046cm" svg:height="5.9cm"/>
          <chart:axis chart:dimension="x" chart:name="primary-x" chart:style-name="ch4" chartooo:axis-type="auto">
            <chartooo:date-scale/>
            <chart:title svg:x="7.276cm" svg:y="8.019cm" chart:style-name="ch5">
              <text:p>EDPL</text:p>
            </chart:title>
            <chart:categories table:cell-range-address="'edpl_0.01'.B55:'edpl_0.01'.B74"/>
          </chart:axis>
          <chart:axis chart:dimension="y" chart:name="primary-y" chart:style-name="ch6">
            <chart:title svg:x="0.451cm" svg:y="5.27cm" chart:style-name="ch7">
              <text:p>Number of OTUs</text:p>
            </chart:title>
            <chart:grid chart:style-name="ch8" chart:class="major"/>
          </chart:axis>
          <chart:series chart:style-name="ch9" chart:values-cell-range-address="'edpl_0.01'.C55:'edpl_0.01'.C74" chart:label-cell-address="'edpl_0.01'.C54:'edpl_0.01'.C54" chart:class="chart:bar">
            <chart:data-point chart:repeated="20"/>
          </chart:series>
          <chart:series chart:style-name="ch10" chart:values-cell-range-address="'edpl_0.01'.D55:'edpl_0.01'.D74" chart:label-cell-address="'edpl_0.01'.D54:'edpl_0.01'.D54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'edpl_0.01'.C54:'edpl_0.01'.C54</svg:desc>
                </draw:g>
              </table:table-cell>
              <table:table-cell office:value-type="string">
                <text:p>V4</text:p>
                <draw:g>
                  <svg:desc>'edpl_0.01'.D54:'edpl_0.01'.D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0</text:p>
                <draw:g>
                  <svg:desc>'edpl_0.01'.B55:'edpl_0.01'.B74</svg:desc>
                </draw:g>
              </table:table-cell>
              <table:table-cell office:value-type="float" office:value="405">
                <text:p>405</text:p>
                <draw:g>
                  <svg:desc>'edpl_0.01'.C55:'edpl_0.01'.C74</svg:desc>
                </draw:g>
              </table:table-cell>
              <table:table-cell office:value-type="float" office:value="279">
                <text:p>279</text:p>
                <draw:g>
                  <svg:desc>'edpl_0.01'.D55:'edpl_0.01'.D74</svg:desc>
                </draw:g>
              </table:table-cell>
            </table:table-row>
            <table:table-row>
              <table:table-cell office:value-type="string">
                <text:p>&gt;=0.0005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&gt;=0.00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&gt;=0.00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0.002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&gt;=0.002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0.003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=0.003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0.00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0.004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0.0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&gt;=0.0055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0.00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=0.006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0.00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&gt;=0.00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0.00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0.008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0.00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0.0095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lwr.B52:lwr.D72" chart:data-source-has-labels="both" svg:x="1.331cm" svg:y="0.18cm" svg:width="12.853cm" svg:height="7.659cm">
          <chartooo:coordinate-region svg:x="2.138cm" svg:y="0.18cm" svg:width="12.046cm" svg:height="6.162cm"/>
          <chart:axis chart:dimension="x" chart:name="primary-x" chart:style-name="ch4" chartooo:axis-type="auto">
            <chartooo:date-scale/>
            <chart:title svg:x="7.343cm" svg:y="8.019cm" chart:style-name="ch5">
              <text:p>LWR</text:p>
            </chart:title>
            <chart:categories table:cell-range-address="lwr.B53:lwr.B72"/>
          </chart:axis>
          <chart:axis chart:dimension="y" chart:name="primary-y" chart:style-name="ch6">
            <chart:title svg:x="0.451cm" svg:y="5.27cm" chart:style-name="ch7">
              <text:p>Number of OTUs</text:p>
            </chart:title>
            <chart:grid chart:style-name="ch8" chart:class="major"/>
          </chart:axis>
          <chart:series chart:style-name="ch9" chart:values-cell-range-address="lwr.C53:lwr.C72" chart:label-cell-address="lwr.C52:lwr.C52" chart:class="chart:bar">
            <chart:data-point chart:repeated="20"/>
          </chart:series>
          <chart:series chart:style-name="ch10" chart:values-cell-range-address="lwr.D53:lwr.D72" chart:label-cell-address="lwr.D52:lwr.D52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wr.C52:lwr.C52</svg:desc>
                </draw:g>
              </table:table-cell>
              <table:table-cell office:value-type="string">
                <text:p>V4</text:p>
                <draw:g>
                  <svg:desc>lwr.D52:lwr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0</text:p>
                <draw:g>
                  <svg:desc>lwr.B53:lwr.B72</svg:desc>
                </draw:g>
              </table:table-cell>
              <table:table-cell office:value-type="float" office:value="1">
                <text:p>1</text:p>
                <draw:g>
                  <svg:desc>lwr.C53:lwr.C72</svg:desc>
                </draw:g>
              </table:table-cell>
              <table:table-cell office:value-type="float" office:value="15">
                <text:p>15</text:p>
                <draw:g>
                  <svg:desc>lwr.D53:lwr.D72</svg:desc>
                </draw:g>
              </table:table-cell>
            </table:table-row>
            <table:table-row>
              <table:table-cell office:value-type="string">
                <text:p>&gt;=0.0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0.1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&gt;=0.1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0.2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&gt;=0.2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0.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&gt;=0.3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0.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&gt;=0.4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&gt;=0.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0.5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&gt;=0.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0.6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0.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&gt;=0.7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0.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0.85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0.9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&gt;=0.95</text:p>
              </table:table-cell>
              <table:table-cell office:value-type="float" office:value="362">
                <text:p>362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